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sSelector.setText( String cont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Selec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ainsSelector.setCasesensitive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Selector.isSelected( Resource 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tainsSelector.isSelected( File basedir , String filename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Selector.setIgnorewhitespace( boolean ignorewhit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Selector.Contains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insSelector.setParameters( Parameter [ ]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ainsSelector.verify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